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hitney SSm A" svg:font-family="'Whitney SSm A', 'Whitney SSm B', 'Helvetica Neue', Helvetica, Arial, sans-serif"/>
    <style:font-face style:name="monospace" svg:font-family="monospace"/>
    <style:font-face style:name="Noto Sans Devanagari1" svg:font-family="'Noto Sans Devanagari'" style:font-family-generic="swiss"/>
    <style:font-face style:name="Whitney SSm A1" svg:font-family="'Whitney SSm A', 'Whitney SSm B', 'Helvetica Neue', Helvetica, Arial, sans-serif"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3">
      <style:paragraph-properties fo:margin-left="0cm" fo:margin-right="0cm" fo:margin-top="0.609cm" fo:margin-bottom="0.291cm" loext:contextual-spacing="false" fo:line-height="160%" fo:widows="1" fo:text-indent="0cm" style:auto-text-indent="false"/>
      <style:text-properties fo:font-variant="normal" fo:text-transform="none" fo:color="#303030" style:font-name="Whitney SSm A" fo:font-size="13.5pt" fo:letter-spacing="normal" fo:font-style="normal" fo:font-weight="bold"/>
    </style:style>
    <style:style style:name="P2" style:family="paragraph" style:parent-style-name="Text_20_body">
      <style:paragraph-properties fo:margin-left="0cm" fo:margin-right="0cm" fo:margin-top="0cm" fo:margin-bottom="0.397cm" loext:contextual-spacing="false" style:line-height-at-least="0.609cm" fo:widows="1" fo:text-indent="0cm" style:auto-text-indent="false"/>
      <style:text-properties fo:font-variant="normal" fo:text-transform="none" fo:color="#0000ff" style:font-name="Whitney SSm A" fo:font-size="10.5pt" fo:letter-spacing="normal" fo:font-style="normal" fo:font-weight="normal"/>
    </style:style>
    <style:style style:name="P3" style:family="paragraph" style:parent-style-name="Text_20_body">
      <style:paragraph-properties fo:margin-left="0cm" fo:margin-right="0cm" fo:margin-top="0cm" fo:margin-bottom="0.397cm" loext:contextual-spacing="false" style:line-height-at-least="0.609cm" fo:widows="1" fo:text-indent="0cm" style:auto-text-indent="false"/>
      <style:text-properties fo:font-variant="normal" fo:text-transform="none" fo:color="#000000" style:font-name="Whitney SSm A" fo:font-size="10.5pt" fo:letter-spacing="normal" fo:font-style="normal" fo:font-weight="normal" officeooo:rsid="000321b2" officeooo:paragraph-rsid="000321b2"/>
    </style:style>
    <style:style style:name="P4" style:family="paragraph" style:parent-style-name="Text_20_body">
      <style:paragraph-properties fo:margin-left="0cm" fo:margin-right="0cm" fo:margin-top="0cm" fo:margin-bottom="0.397cm" loext:contextual-spacing="false" style:line-height-at-least="0.609cm" fo:widows="1" fo:text-indent="0cm" style:auto-text-indent="false"/>
      <style:text-properties fo:font-variant="normal" fo:text-transform="none" fo:color="#000000" style:font-name="Whitney SSm A" fo:font-size="10.5pt" fo:letter-spacing="normal" fo:font-style="normal" fo:font-weight="normal" officeooo:rsid="0004143f" officeooo:paragraph-rsid="0004143f"/>
    </style:style>
    <style:style style:name="P5" style:family="paragraph" style:parent-style-name="Text_20_body">
      <style:paragraph-properties fo:margin-left="0cm" fo:margin-right="0cm" fo:margin-top="0cm" fo:margin-bottom="0.397cm" loext:contextual-spacing="false" style:line-height-at-least="0.609cm" fo:widows="1" fo:text-indent="0cm" style:auto-text-indent="false"/>
      <style:text-properties fo:font-variant="normal" fo:text-transform="none" fo:color="#000000" style:font-name="Whitney SSm A" fo:font-size="10.5pt" fo:letter-spacing="normal" fo:font-style="normal" fo:font-weight="normal" officeooo:rsid="00066f0c" officeooo:paragraph-rsid="00066f0c"/>
    </style:style>
    <style:style style:name="P6" style:family="paragraph" style:parent-style-name="Heading_20_3">
      <style:text-properties fo:font-variant="normal" fo:text-transform="none" fo:color="#303030" style:font-name="Whitney SSm A" fo:font-size="13.5pt" fo:letter-spacing="normal" fo:font-style="normal" fo:font-weight="bold"/>
    </style:style>
    <style:style style:name="P7" style:family="paragraph" style:parent-style-name="Text_20_body">
      <style:paragraph-properties fo:margin-top="0cm" fo:margin-bottom="0.291cm" loext:contextual-spacing="false" style:line-height-at-least="0.609cm" fo:widows="1"/>
      <style:text-properties officeooo:rsid="000e76ae" officeooo:paragraph-rsid="001197f2"/>
    </style:style>
    <style:style style:name="P8" style:family="paragraph" style:parent-style-name="Text_20_body">
      <style:paragraph-properties fo:margin-top="0cm" fo:margin-bottom="0.291cm" loext:contextual-spacing="false" style:line-height-at-least="0.609cm" fo:widows="1"/>
      <style:text-properties officeooo:rsid="000f22d6" officeooo:paragraph-rsid="001197f2"/>
    </style:style>
    <style:style style:name="P9" style:family="paragraph" style:parent-style-name="Text_20_body">
      <style:paragraph-properties fo:margin-top="0cm" fo:margin-bottom="0.291cm" loext:contextual-spacing="false" style:line-height-at-least="0.609cm" fo:widows="1"/>
      <style:text-properties officeooo:rsid="001197f2" officeooo:paragraph-rsid="001197f2"/>
    </style:style>
    <style:style style:name="P10" style:family="paragraph" style:parent-style-name="Text_20_body">
      <style:paragraph-properties fo:margin-top="0cm" fo:margin-bottom="0.291cm" loext:contextual-spacing="false" style:line-height-at-least="0.609cm" fo:widows="1"/>
      <style:text-properties officeooo:rsid="001384f0" officeooo:paragraph-rsid="001384f0"/>
    </style:style>
    <style:style style:name="P11" style:family="paragraph" style:parent-style-name="Preformatted_20_Text">
      <style:paragraph-properties fo:margin-top="0cm" fo:margin-bottom="0.291cm" loext:contextual-spacing="false" style:line-height-at-least="0.609cm" fo:widows="1"/>
      <style:text-properties fo:font-variant="normal" fo:text-transform="none" fo:color="#000000" style:font-name="monospace" fo:font-size="10.5pt" fo:letter-spacing="normal" fo:font-style="normal" fo:font-weight="normal"/>
    </style:style>
    <style:style style:name="P12" style:family="paragraph" style:parent-style-name="Preformatted_20_Text">
      <style:paragraph-properties fo:margin-top="0cm" fo:margin-bottom="0.291cm" loext:contextual-spacing="false" style:line-height-at-least="0.609cm" fo:widows="1"/>
      <style:text-properties fo:font-variant="normal" fo:text-transform="none" fo:color="#000000" style:font-name="monospace" fo:font-size="10.5pt" fo:letter-spacing="normal" fo:font-style="normal" fo:font-weight="normal" officeooo:rsid="001384f0" officeooo:paragraph-rsid="001384f0"/>
    </style:style>
    <style:style style:name="P13" style:family="paragraph" style:parent-style-name="Preformatted_20_Text">
      <style:paragraph-properties fo:margin-top="0cm" fo:margin-bottom="0cm" loext:contextual-spacing="false" style:line-height-at-least="0.45cm" fo:text-align="start" style:justify-single-word="false" fo:widows="1" fo:padding="0cm" fo:border="none"/>
      <style:text-properties fo:font-variant="normal" fo:text-transform="none" fo:color="#000000" style:font-name="monospace" fo:font-size="10.5pt" fo:letter-spacing="normal" fo:font-style="normal" fo:font-weight="normal"/>
    </style:style>
    <style:style style:name="P14" style:family="paragraph" style:parent-style-name="Preformatted_20_Text">
      <style:paragraph-properties fo:margin-left="1.251cm" fo:margin-right="0cm" fo:margin-top="0cm" fo:margin-bottom="0cm" loext:contextual-spacing="false" style:line-height-at-least="0.45cm" fo:text-align="start" style:justify-single-word="false" fo:widows="1" fo:text-indent="0cm" style:auto-text-indent="false" fo:padding="0cm" fo:border="none"/>
      <style:text-properties fo:font-variant="normal" fo:text-transform="none" fo:color="#000000" style:font-name="monospace" fo:font-size="10.5pt" fo:letter-spacing="normal" fo:font-style="normal" fo:font-weight="normal"/>
    </style:style>
    <style:style style:name="P15" style:family="paragraph" style:parent-style-name="Preformatted_20_Text" style:list-style-name="L2">
      <style:paragraph-properties fo:margin-top="0cm" fo:margin-bottom="0.291cm" loext:contextual-spacing="false" style:line-height-at-least="0.609cm" fo:widows="1"/>
      <style:text-properties fo:font-variant="normal" fo:text-transform="none" fo:color="#000000" style:font-name="monospace" fo:font-size="10.5pt" fo:letter-spacing="normal" fo:font-style="normal" fo:font-weight="normal"/>
    </style:style>
    <style:style style:name="P16" style:family="paragraph" style:parent-style-name="Heading_20_3">
      <style:paragraph-properties fo:margin-left="0cm" fo:margin-right="0cm" fo:margin-top="0.609cm" fo:margin-bottom="0.291cm" loext:contextual-spacing="false" fo:line-height="160%" fo:widows="1" fo:text-indent="0cm" style:auto-text-indent="false"/>
      <style:text-properties fo:font-variant="normal" fo:text-transform="none" fo:color="#303030" style:font-name="Whitney SSm A" fo:font-size="13.5pt" fo:letter-spacing="normal" fo:font-style="normal" fo:font-weight="bold"/>
    </style:style>
    <style:style style:name="P17" style:family="paragraph" style:parent-style-name="Text_20_body" style:list-style-name="L1">
      <style:paragraph-properties fo:margin-top="0cm" fo:margin-bottom="0.291cm" loext:contextual-spacing="false" style:line-height-at-least="0.609cm" fo:widows="1"/>
      <style:text-properties fo:font-variant="normal" fo:text-transform="none" fo:color="#0000ff" style:font-name="Whitney SSm A" fo:font-size="10.5pt" fo:letter-spacing="normal" fo:font-style="normal" fo:font-weight="normal"/>
    </style:style>
    <style:style style:name="P18" style:family="paragraph" style:parent-style-name="Text_20_body" style:list-style-name="L2">
      <style:paragraph-properties fo:margin-top="0cm" fo:margin-bottom="0.291cm" loext:contextual-spacing="false" style:line-height-at-least="0.609cm" fo:widows="1"/>
      <style:text-properties fo:font-variant="normal" fo:text-transform="none" fo:color="#0000ff" style:font-name="Whitney SSm A" fo:font-size="10.5pt" fo:letter-spacing="normal" fo:font-style="normal" fo:font-weight="normal"/>
    </style:style>
    <style:style style:name="P19" style:family="paragraph" style:parent-style-name="Text_20_body" style:list-style-name="L2">
      <style:paragraph-properties fo:margin-top="0cm" fo:margin-bottom="0.291cm" loext:contextual-spacing="false" style:line-height-at-least="0.609cm" fo:widows="1"/>
      <style:text-properties fo:font-variant="normal" fo:text-transform="none" fo:color="#0000ff" style:font-name="Whitney SSm A" fo:font-size="10.5pt" fo:letter-spacing="normal" fo:font-style="normal" fo:font-weight="normal" officeooo:paragraph-rsid="00056858"/>
    </style:style>
    <style:style style:name="P20" style:family="paragraph" style:parent-style-name="Text_20_body" style:list-style-name="L3">
      <style:paragraph-properties fo:margin-top="0cm" fo:margin-bottom="0.291cm" loext:contextual-spacing="false" style:line-height-at-least="0.609cm" fo:widows="1"/>
      <style:text-properties fo:font-variant="normal" fo:text-transform="none" fo:color="#0000ff" style:font-name="Whitney SSm A" fo:font-size="10.5pt" fo:letter-spacing="normal" fo:font-style="normal" fo:font-weight="normal"/>
    </style:style>
    <style:style style:name="P21" style:family="paragraph" style:parent-style-name="Text_20_body" style:list-style-name="L3">
      <style:paragraph-properties fo:margin-top="0cm" fo:margin-bottom="0.291cm" loext:contextual-spacing="false" style:line-height-at-least="0.609cm" fo:widows="1"/>
      <style:text-properties fo:font-variant="normal" fo:text-transform="none" fo:color="#0000ff" style:font-name="Whitney SSm A" fo:font-size="10.5pt" fo:letter-spacing="normal" fo:font-style="normal" fo:font-weight="normal" officeooo:paragraph-rsid="000ae0da"/>
    </style:style>
    <style:style style:name="P22" style:family="paragraph" style:parent-style-name="Text_20_body" style:list-style-name="L2">
      <style:paragraph-properties fo:margin-top="0cm" fo:margin-bottom="0.291cm" loext:contextual-spacing="false" style:line-height-at-least="0.609cm" fo:widows="1"/>
      <style:text-properties fo:font-variant="normal" fo:text-transform="none" fo:color="#000000" style:font-name="monospace" fo:font-size="10.5pt" fo:letter-spacing="normal" fo:font-style="normal" fo:font-weight="normal" officeooo:paragraph-rsid="00056858"/>
    </style:style>
    <style:style style:name="P23" style:family="paragraph" style:parent-style-name="Text_20_body" style:list-style-name="L3">
      <style:paragraph-properties fo:margin-top="0cm" fo:margin-bottom="0.291cm" loext:contextual-spacing="false" style:line-height-at-least="0.609cm" fo:widows="1"/>
    </style:style>
    <style:style style:name="P24" style:family="paragraph" style:parent-style-name="Text_20_body">
      <style:paragraph-properties fo:margin-top="0cm" fo:margin-bottom="0.291cm" loext:contextual-spacing="false" style:line-height-at-least="0.609cm" fo:widows="1"/>
      <style:text-properties officeooo:rsid="001384f0" officeooo:paragraph-rsid="001384f0"/>
    </style:style>
    <style:style style:name="P25" style:family="paragraph" style:parent-style-name="Text_20_body">
      <style:paragraph-properties fo:margin-top="0cm" fo:margin-bottom="0.291cm" loext:contextual-spacing="false" style:line-height-at-least="0.609cm" fo:widows="1"/>
      <style:text-properties officeooo:rsid="00150c65" officeooo:paragraph-rsid="00150c65"/>
    </style:style>
    <style:style style:name="P26" style:family="paragraph" style:parent-style-name="Text_20_body">
      <style:paragraph-properties fo:margin-top="0cm" fo:margin-bottom="0.291cm" loext:contextual-spacing="false" style:line-height-at-least="0.609cm" fo:widows="1"/>
      <style:text-properties style:font-name="Whitney SSm A1" fo:font-size="13.3000001907349pt" fo:font-weight="bold" officeooo:rsid="00150c65" officeooo:paragraph-rsid="00150c65" style:font-size-asian="13.3000001907349pt" style:font-weight-asian="bold" style:font-size-complex="13.3000001907349pt" style:font-weight-complex="bold"/>
    </style:style>
    <style:style style:name="P27" style:family="paragraph" style:parent-style-name="Text_20_body" style:list-style-name="L3">
      <style:paragraph-properties fo:margin-left="0cm" fo:margin-right="0cm" fo:margin-top="0cm" fo:margin-bottom="0.291cm" loext:contextual-spacing="false" style:line-height-at-least="0.609cm" fo:widows="1" fo:text-indent="0cm" style:auto-text-indent="false"/>
      <style:text-properties fo:font-variant="normal" fo:text-transform="none" fo:color="#0000ff" style:font-name="Whitney SSm A" fo:font-size="10.5pt" fo:letter-spacing="normal" fo:font-style="normal" fo:font-weight="normal" officeooo:paragraph-rsid="000ae0da"/>
    </style:style>
    <style:style style:name="P28" style:family="paragraph" style:parent-style-name="Text_20_body">
      <style:paragraph-properties fo:margin-left="0cm" fo:margin-right="0cm" fo:margin-top="0cm" fo:margin-bottom="0.397cm" loext:contextual-spacing="false" style:line-height-at-least="0.609cm" fo:widows="1" fo:text-indent="0cm" style:auto-text-indent="false"/>
      <style:text-properties fo:font-variant="normal" fo:text-transform="none" fo:color="#0000ff" style:font-name="Whitney SSm A" fo:font-size="10.5pt" fo:letter-spacing="normal" fo:font-style="normal" fo:font-weight="normal" officeooo:rsid="000822ab" officeooo:paragraph-rsid="000822ab"/>
    </style:style>
    <style:style style:name="P29" style:family="paragraph" style:parent-style-name="Text_20_body" style:list-style-name="L4">
      <style:paragraph-properties fo:margin-top="0cm" fo:margin-bottom="0.397cm" loext:contextual-spacing="false" style:line-height-at-least="0.609cm" fo:widows="1"/>
      <style:text-properties officeooo:paragraph-rsid="000879d4"/>
    </style:style>
    <style:style style:name="P30" style:family="paragraph" style:parent-style-name="Text_20_body" style:list-style-name="L4">
      <style:paragraph-properties fo:margin-top="0cm" fo:margin-bottom="0.397cm" loext:contextual-spacing="false" style:line-height-at-least="0.609cm" fo:widows="1"/>
      <style:text-properties fo:font-weight="bold" officeooo:rsid="000879d4" officeooo:paragraph-rsid="000879d4" style:font-weight-asian="bold" style:font-weight-complex="bold"/>
    </style:style>
    <style:style style:name="P31" style:family="paragraph" style:parent-style-name="Text_20_body" style:list-style-name="L4">
      <style:paragraph-properties fo:margin-top="0cm" fo:margin-bottom="0.397cm" loext:contextual-spacing="false" style:line-height-at-least="0.609cm" fo:widows="1"/>
      <style:text-properties fo:font-weight="bold" officeooo:rsid="0009ca68" officeooo:paragraph-rsid="0009ca68" style:font-weight-asian="bold" style:font-weight-complex="bold"/>
    </style:style>
    <style:style style:name="T1" style:family="text">
      <style:text-properties fo:font-variant="normal" fo:text-transform="none" fo:color="#0000ff" style:font-name="Whitney SSm A" fo:font-size="10.5pt" fo:letter-spacing="normal" fo:font-style="normal" fo:font-weight="normal"/>
    </style:style>
    <style:style style:name="T2" style:family="text">
      <style:text-properties fo:font-variant="normal" fo:text-transform="none" fo:color="#0000ff" style:text-line-through-style="none" style:text-line-through-type="none" style:font-name="Whitney SSm A" fo:font-size="10.5pt" fo:letter-spacing="normal" fo:font-style="normal" style:text-underline-style="none" fo:font-weight="normal" style:text-blinking="false" fo:background-color="transparent" loext:char-shading-value="0"/>
    </style:style>
    <style:style style:name="T3" style:family="text">
      <style:text-properties fo:font-variant="normal" fo:text-transform="none" fo:color="#000000" style:font-name="Whitney SSm A" fo:font-size="10.5pt" fo:letter-spacing="normal" fo:font-style="normal"/>
    </style:style>
    <style:style style:name="T4" style:family="text">
      <style:text-properties fo:font-variant="normal" fo:text-transform="none" fo:color="#000000" style:font-name="Whitney SSm A" fo:font-size="10.5pt" fo:letter-spacing="normal" fo:font-style="normal" fo:font-weight="normal" officeooo:rsid="00066f0c"/>
    </style:style>
    <style:style style:name="T5" style:family="text">
      <style:text-properties fo:font-variant="normal" fo:text-transform="none" fo:color="#000000" style:font-name="Whitney SSm A" fo:font-size="10.5pt" fo:letter-spacing="normal" fo:font-style="normal" fo:font-weight="normal" officeooo:rsid="000822ab"/>
    </style:style>
    <style:style style:name="T6" style:family="text">
      <style:text-properties fo:font-variant="normal" fo:text-transform="none" fo:color="#000000" style:font-name="Whitney SSm A" fo:font-size="10.5pt" fo:letter-spacing="normal" fo:font-style="normal" fo:font-weight="normal" officeooo:rsid="000879d4"/>
    </style:style>
    <style:style style:name="T7" style:family="text">
      <style:text-properties fo:font-variant="normal" fo:text-transform="none" fo:color="#000000" style:font-name="Whitney SSm A" fo:font-size="10.5pt" fo:letter-spacing="normal" fo:font-style="normal" fo:font-weight="normal" style:font-weight-asian="normal" style:font-weight-complex="normal"/>
    </style:style>
    <style:style style:name="T8" style:family="text">
      <style:text-properties fo:font-variant="normal" fo:text-transform="none" fo:color="#000000" style:font-name="Whitney SSm A" fo:font-size="10.5pt" fo:letter-spacing="normal" fo:font-style="normal" fo:font-weight="normal" officeooo:rsid="000822ab" style:font-weight-asian="normal" style:font-weight-complex="normal"/>
    </style:style>
    <style:style style:name="T9" style:family="text">
      <style:text-properties fo:font-variant="normal" fo:text-transform="none" fo:color="#000000" style:font-name="Whitney SSm A" fo:font-size="10.5pt" fo:letter-spacing="normal" fo:font-style="normal" fo:font-weight="normal" officeooo:rsid="0009ca68" style:font-weight-asian="normal" style:font-weight-complex="normal"/>
    </style:style>
    <style:style style:name="T10" style:family="text">
      <style:text-properties fo:font-variant="normal" fo:text-transform="none" fo:color="#000000" style:font-name="Whitney SSm A" fo:font-size="10.5pt" fo:letter-spacing="normal" fo:font-style="normal" fo:font-weight="normal" officeooo:rsid="000ae0da" style:font-weight-asian="normal" style:font-weight-complex="normal"/>
    </style:style>
    <style:style style:name="T11" style:family="text">
      <style:text-properties fo:font-variant="normal" fo:text-transform="none" fo:color="#000000" style:font-name="Whitney SSm A" fo:font-size="10.5pt" fo:letter-spacing="normal" fo:font-style="normal" fo:font-weight="bold" officeooo:rsid="000879d4" style:font-weight-asian="bold" style:font-weight-complex="bold"/>
    </style:style>
    <style:style style:name="T12" style:family="text">
      <style:text-properties fo:font-variant="normal" fo:text-transform="none" fo:color="#000000" style:font-name="Whitney SSm A" fo:font-size="10.5pt" fo:letter-spacing="normal" fo:font-style="normal" fo:font-weight="bold" officeooo:rsid="000ae0da" style:font-weight-asian="bold" style:font-weight-complex="bold"/>
    </style:style>
    <style:style style:name="T13" style:family="text">
      <style:text-properties fo:font-variant="normal" fo:text-transform="none" fo:color="#000000" style:font-name="Whitney SSm A" fo:font-size="10.5pt" fo:letter-spacing="normal" fo:font-style="normal" officeooo:rsid="000822ab"/>
    </style:style>
    <style:style style:name="T14" style:family="text">
      <style:text-properties fo:font-variant="normal" fo:text-transform="none" fo:color="#000000" style:font-name="Whitney SSm A" fo:font-size="10.5pt" fo:letter-spacing="normal" fo:font-style="normal" officeooo:rsid="0009ca68"/>
    </style:style>
    <style:style style:name="T15" style:family="text">
      <style:text-properties fo:color="#000000" style:font-name="monospace"/>
    </style:style>
    <style:style style:name="T16" style:family="text">
      <style:text-properties officeooo:rsid="000f22d6"/>
    </style:style>
    <style:style style:name="T17" style:family="text">
      <style:text-properties officeooo:rsid="000f6ed3"/>
    </style:style>
    <style:style style:name="T18" style:family="text">
      <style:text-properties officeooo:rsid="00132b71"/>
    </style:style>
    <style:style style:name="T19" style:family="text">
      <style:text-properties officeooo:rsid="001397f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1. Classification vs Regression</text:h>
      <text:p text:style-name="P2">Your goal is to identify students who might need early intervention - which type of supervised machine learning problem is this, classification or regression? Why?</text:p>
      <text:p text:style-name="P3">The algorithm should identify who needs an early intervention and who doesn't. This means that the output of our machine learning algorithm should be 1 for who needs an intervention and 0 for who doesn't, which means it needs to classify every student in two distinct classes. This is a classification problem.</text:p>
      <text:h text:style-name="P1" text:outline-level="3">2. Exploring the Data</text:h>
      <text:p text:style-name="P2">Can you find out the following facts about the dataset?</text:p>
      <text:list xml:id="list32489804382753058" text:style-name="L1">
        <text:list-item>
          <text:p text:style-name="P17">Total number of students: <text:span text:style-name="T15">395</text:span></text:p>
        </text:list-item>
        <text:list-item>
          <text:p text:style-name="P17">Number of students who passed: <text:span text:style-name="T15">265</text:span></text:p>
        </text:list-item>
        <text:list-item>
          <text:p text:style-name="P17">Number of students who failed: <text:span text:style-name="T15">130</text:span></text:p>
        </text:list-item>
        <text:list-item>
          <text:p text:style-name="P17">Graduation rate of the class (%): <text:span text:style-name="T15">67.09%</text:span></text:p>
        </text:list-item>
        <text:list-item>
          <text:p text:style-name="P17">Number of features (excluding the label/target column): <text:span text:style-name="T15">30</text:span></text:p>
        </text:list-item>
      </text:list>
      <text:p text:style-name="P2">Use the code block provided in the template to compute these values.</text:p>
      <text:h text:style-name="P1" text:outline-level="3">3. Preparing the Data</text:h>
      <text:p text:style-name="P2">Execute the following steps to prepare the data for modeling, training and testing:</text:p>
      <text:list xml:id="list9169586703453897477" text:style-name="L2">
        <text:list-item>
          <text:p text:style-name="P18">Identify feature and target columns</text:p>
          <text:p text:style-name="P15">Feature column(s):-</text:p>
        </text:list-item>
      </text:list>
      <text:p text:style-name="P13">['school', 'sex', 'age', 'address', 'famsize', 'Pstatus', 'Medu', 'Fedu', 'Mjob', 'Fjob', 'reason', 'guardian', 'traveltime', 'studytime', 'failures', 'schoolsup', 'famsup', 'paid', 'activities', 'nursery', 'higher', 'internet', 'romantic', 'famrel', 'freetime', 'goout', 'Dalc', 'Walc', 'health', 'absences']</text:p>
      <text:p text:style-name="P13"/>
      <text:p text:style-name="P14">Target column: passed</text:p>
      <text:list xml:id="list1505998457287" text:continue-numbering="true" text:style-name="L2">
        <text:list-item>
          <text:p text:style-name="P18">Preprocess feature columns</text:p>
          <text:p text:style-name="P15">Processed feature columns (48):-</text:p>
        </text:list-item>
      </text:list>
      <text:p text:style-name="P13">['school_GP', 'school_MS', 'sex_F', 'sex_M', 'age', 'address_R', 'address_U', <text:soft-page-break/>'famsize_GT3', 'famsize_LE3', 'Pstatus_A', 'Pstatus_T', 'Medu', 'Fedu', 'Mjob_at_home', 'Mjob_health', 'Mjob_other', 'Mjob_services', 'Mjob_teacher', 'Fjob_at_home', 'Fjob_health', 'Fjob_other', 'Fjob_services', 'Fjob_teacher', 'reason_course', 'reason_home', 'reason_other', 'reason_reputation', 'guardian_father', 'guardian_mother', 'guardian_other', 'traveltime', 'studytime', 'failures', 'schoolsup', 'famsup', 'paid', 'activities', 'nursery', 'higher', 'internet', 'romantic', 'famrel', 'freetime', 'goout', 'Dalc', 'Walc', 'health', 'absences']</text:p>
      <text:list xml:id="list1506709433226" text:continue-numbering="true" text:style-name="L2">
        <text:list-item>
          <text:p text:style-name="P19">Split data into training and test sets</text:p>
          <text:p text:style-name="P22">Training set: 300 samples</text:p>
        </text:list-item>
      </text:list>
      <text:p text:style-name="P14">Test set: 95 samples</text:p>
      <text:p text:style-name="P2"/>
      <text:p text:style-name="P4">In this step I was having problems computing the target column with string values, so I decided to preprocess the target column as well. </text:p>
      <text:p text:style-name="P4">To split the dataset into training and test set I decided to use the method provided by the library because it maintain the proportion of positive and negative examples in both sets to the same level of the original dataset.</text:p>
      <text:h text:style-name="P1" text:outline-level="3">4. Training and Evaluating Models</text:h>
      <text:p text:style-name="P2">Choose 3 supervised learning models that are available in scikit-leatarter code snippets for these steps have been provided in the template.rn, and appropriate for this problem. For each model:</text:p>
      <text:list xml:id="list3762722861953668829" text:style-name="L3">
        <text:list-item>
          <text:p text:style-name="P21">What are the general applications of this model? What are its strengths and weaknesses?</text:p>
        </text:list-item>
        <text:list-item>
          <text:p text:style-name="P27">Given what you know about the data so far, why did you choose this model to apply?</text:p>
        </text:list-item>
      </text:list>
      <text:list xml:id="list5165812196883508174" text:style-name="L4">
        <text:list-item>
          <text:p text:style-name="P29"><text:span text:style-name="T11">GradientBoostingClassifier </text:span><text:span text:style-name="T12">(Bosting Decision Trees)</text:span><text:span text:style-name="T6">: </text:span><text:span text:style-name="T4">After couple of initial tests, I realized that this decision problem is very complex and the right decision depends on the value of multiple features. Some lower complexity algorithms might perform poorly compared to other complex ones. Decision Trees have very high performances </text:span><text:span text:style-name="T5">in terms of training and prediction times, but does not perform as good as other algorithms in complex datasets. </text:span><text:span text:style-name="T4">For this reason I decided to use a boosted version of Classification Trees instead of the regular version. </text:span><text:span text:style-name="T5">In case this choice will work, this might be one of the fastest algorithms for training and prediction.</text:span></text:p>
        </text:list-item>
        <text:list-item>
          <text:p text:style-name="P30"><text:span text:style-name="T13">MLPClassifier </text:span><text:span text:style-name="T14">(Neural Networks)</text:span><text:span text:style-name="T8">: </text:span><text:span text:style-name="T7">This is probably one of the most complex </text:span><text:span text:style-name="T9">eager learning algorithm. This is probably one of the slowest algorithms for training and </text:span><text:soft-page-break/><text:span text:style-name="T9">prediction, but it handles very well complex problems such as object recognition and other very complex learning problems. I am aware this is not going to be the best choice because of its complexity, but it will give me an understanding of how much the features are related to the target value and what I should expect from a good model in terms of accuracy.</text:span></text:p>
        </text:list-item>
        <text:list-item>
          <text:p text:style-name="P31"><text:span text:style-name="T14">SVC </text:span><text:span text:style-name="T3">(Support Vector Classifier)</text:span><text:span text:style-name="T7">: </text:span><text:span text:style-name="T10">Support Vectors Machines provide very high accuracy in classification with fairly low complexity expecially in case of binary classification. This is going to be slower than the decision trees and faster than neural network but it might provide results that are as high or higher than the neural networks with a less complex algorithm.</text:span></text:p>
        </text:list-item>
      </text:list>
      <text:p text:style-name="P5"/>
      <text:p text:style-name="P28">The second </text:p>
      <text:list xml:id="list1506108270922" text:continue-list="list3762722861953668829" text:style-name="L3">
        <text:list-item>
          <text:p text:style-name="P20">Fit this model to the training data, try to predict labels (for both training and test sets), and measure the F1 score. Repeat this process with different training set sizes (100, 200, 300), keeping test set constant.</text:p>
        </text:list-item>
        <text:list-item>
          <text:p text:style-name="P23"><text:span text:style-name="T1">Produce a </text:span><text:a xlink:type="simple" xlink:href="https://docs.google.com/document/d/1Goxw-6M0umOCokCFqTr-g7SU_5f6MIm_wqXmh9Cnjhw/pub" office:target-frame-name="_blank" xlink:show="new" text:style-name="Internet_20_link" text:visited-style-name="Visited_20_Internet_20_Link"><text:span text:style-name="T2">table</text:span></text:a><text:span text:style-name="T1"> showing training time, prediction time, F1 score on training set and F1 score on test set, for each training set size.</text:span></text:p>
        </text:list-item>
      </text:list>
      <text:p text:style-name="P11">Classifier <text:s text:c="7"/>train_size <text:s text:c="3"/>F1_train <text:s text:c="3"/>F1_test <text:s text:c="3"/>train_time <text:s text:c="3"/>pred_time</text:p>
      <text:p text:style-name="P13">-------------- <text:s/>------------ <text:s/>---------- <text:s/>--------- <text:s/>------------ <text:s/>-----------</text:p>
      <text:p text:style-name="P13">Decision Tree <text:s text:c="11"/>300 <text:s text:c="3"/>0.838852 <text:s text:c="2"/>0.807947 <text:s text:c="3"/>0.0503819 <text:s text:c="2"/>0.000380039</text:p>
      <text:p text:style-name="P13">Decision Tree <text:s text:c="11"/>200 <text:s text:c="3"/>0.784689 <text:s text:c="2"/>0.790698 <text:s text:c="3"/>0.0407741 <text:s text:c="2"/>0.000275135</text:p>
      <text:p text:style-name="P13">Decision Tree <text:s text:c="11"/>100 <text:s text:c="3"/>0.848 <text:s text:c="5"/>0.766917 <text:s text:c="3"/>0.0309329 <text:s text:c="2"/>0.000197887</text:p>
      <text:p text:style-name="P13">Neural Network <text:s text:c="10"/>300 <text:s text:c="3"/>0.8 <text:s text:c="7"/>0.8125 <text:s text:c="5"/>0.0100369 <text:s text:c="2"/>0.000834942</text:p>
      <text:p text:style-name="P13">Neural Network <text:s text:c="10"/>200 <text:s text:c="3"/>0.742574 <text:s text:c="2"/>0.677966 <text:s text:c="3"/>0.264104 <text:s text:c="3"/>0.000696898</text:p>
      <text:p text:style-name="P13">Neural Network <text:s text:c="10"/>100 <text:s text:c="3"/>0.898305 <text:s text:c="2"/>0.70229 <text:s text:c="4"/>0.189005 <text:s text:c="3"/>0.000370979</text:p>
      <text:p text:style-name="P13">SVC <text:s text:c="21"/>300 <text:s text:c="3"/>0.987654 <text:s text:c="2"/>0.833333 <text:s text:c="3"/>0.00963902 <text:s/>0.00806499</text:p>
      <text:p text:style-name="P13">SVC <text:s text:c="21"/>200 <text:s text:c="3"/>1 <text:s text:c="9"/>0.694215 <text:s text:c="3"/>0.00511289 <text:s/>0.0037241</text:p>
      <text:p text:style-name="P13">SVC <text:s text:c="21"/>100 <text:s text:c="3"/>1 <text:s text:c="9"/>0.826667 <text:s text:c="3"/>0.00141287 <text:s/>0.000976086</text:p>
      <text:h text:style-name="P1" text:outline-level="3">5. Choosing the Best Model</text:h>
      <text:p text:style-name="P2">Based on the experiments you performed earlier, in 2-3 paragraphs explain to the board of supervisors what single model you choose as the best model. Which model has the best test F1 score and time efficiency? Which model is generally the most appropriate based on the available data, limited resources, cost, and performance? Please directly compare and contrast the numerical values recored to make your case.</text:p>
      <text:p text:style-name="P2">In 1-3 paragraphs explain to the board of supervisors in layman’s terms how the final model <text:soft-page-break/>chosen is supposed to work (for example if you chose a decision tree or support vector machine, how does it learn to make a prediction).</text:p>
      <text:p text:style-name="P2">Fine-tune the model. Use gridsearch with at least one important parameter tuned and with at least 3 settings. Use the entire training set for this.</text:p>
      <text:p text:style-name="P2">What is the model’s final F1 score?</text:p>
      <text:p text:style-name="P7">The first thing I noticed on the results is the difference between the F1 score in the training and in the test set. I can see how the Boosted Decision Trees have the test and the training F1 score close to each other. This means that increasing the data I will be able to get nothing better than 0.83 as F1 score because the max_dept is already set to “None” and I can see that the model struggles to fit the training set as well. </text:p>
      <text:p text:style-name="P7">Neural Networks shows <text:span text:style-name="T16">similar results of Decision Trees. However the training time is significantly higher. This model performed worse than expected.</text:span></text:p>
      <text:p text:style-name="P8">Support Vector Machine is clearly overfitting the training set on all three training sets. This means <text:span text:style-name="T17">that increasing the size of the dataset we can obtain a much better results from this model. The training time is looks low while the prediction time looks higher compared to the other models. </text:span></text:p>
      <text:p text:style-name="P9">We should consider <text:span text:style-name="T18">that a simple learner f(x)=1 would achieve an F1 score of 0.8030303, which means we should expect a score higher than 0.8 from a good model.</text:span></text:p>
      <text:p text:style-name="P10">The Support Vector Machine is the model that shows a better F1 score and higher probability of reaching higher scores incresing the size of the dataset. This model is the best choice. </text:p>
      <text:p text:style-name="P10">The final F1 score <text:span text:style-name="T19">is:</text:span></text:p>
      <text:p text:style-name="P12">F1 score for training set: 0.838427947598</text:p>
      <text:p text:style-name="P13">F1 score for test set: 0.813333333333</text:p>
      <text:p text:style-name="P10"/>
      <text:p text:style-name="P26">Support Vector Classifier</text:p>
      <text:p text:style-name="P25">The SVC tries to divide the dataset into two or multiple classes finding the vector that better divides the <text:s/>two sets. To find the best vector, it maximizes the margin between the vector and the instances of both classes. The regularization is used to avoid that a single bad instance in the dataset will affect the performances in the whole dataset. </text:p>
      <text:p text:style-name="P25">When the classes are not linearly separable the algo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hitney SSm A" svg:font-family="'Whitney SSm A', 'Whitney SSm B', 'Helvetica Neue', Helvetica, Arial, sans-serif"/>
    <style:font-face style:name="monospace" svg:font-family="monospace"/>
    <style:font-face style:name="Noto Sans Devanagari1" svg:font-family="'Noto Sans Devanagari'" style:font-family-generic="swiss"/>
    <style:font-face style:name="Whitney SSm A1" svg:font-family="'Whitney SSm A', 'Whitney SSm B', 'Helvetica Neue', Helvetica, Arial, sans-serif"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0T03:28:46.759515309</meta:creation-date>
    <dc:date>2016-03-21T00:15:05.528550001</dc:date>
    <meta:editing-duration>PT41M25S</meta:editing-duration>
    <meta:editing-cycles>5</meta:editing-cycles>
    <meta:generator>LibreOffice/5.0.5.2$Linux_X86_64 LibreOffice_project/00m0$Build-2</meta:generator>
    <meta:document-statistic meta:table-count="0" meta:image-count="0" meta:object-count="0" meta:page-count="4" meta:paragraph-count="62" meta:word-count="1249" meta:character-count="8234" meta:non-whitespace-character-count="6794"/>
  </office:meta>
</office:document-meta>
</file>